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 style:list-style-name="L1">
      <style:paragraph-properties fo:margin-left="1.409cm" fo:margin-right="0cm" fo:text-indent="-0.635cm" style:auto-text-indent="false">
        <style:tab-stops/>
      </style:paragraph-properties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P2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 style:list-style-name="L1">
      <style:paragraph-properties fo:margin-left="1.409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Horizontal_20_Line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1213111" text:style-name="L1">
        <text:list-item>
          <text:list>
            <text:list-item>
              <text:list>
                <text:list-header>
                  <text:p text:style-name="P6">1.3.2 Reduce</text:p>
                </text:list-header>
              </text:list>
            </text:list-item>
          </text:list>
          <text:h text:style-name="P1" text:outline-level="1">Task Logs: 'attempt_201310231648_0776_r_000000_0'</text:h>
        </text:list-item>
      </text:list>
      <text:p text:style-name="P7"><text:line-break/><text:line-break/><text:span text:style-name="T1">stdout logs</text:span></text:p>
      <text:p text:style-name="P3">In reducer</text:p>
      <text:p text:style-name="P2">In reduce write to file </text:p>
      <text:p text:style-name="P2">count 1</text:p>
      <text:p text:style-name="P2">Text from Reducer: C45/intermediate0.txt[0 Overcaste Yes 4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2</text:p>
      <text:p text:style-name="P2">Text from Reducer: C45/intermediate0.txt[0 Overcaste Yes 4, </text:p>
      <text:p text:style-name="P2">, 0 Rainy No 2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3</text:p>
      <text:p text:style-name="P2">Text from Reducer: C45/intermediate0.txt[0 Overcaste Yes 4, </text:p>
      <text:p text:style-name="P2">, 0 Rainy No 2, </text:p>
      <text:p text:style-name="P2">, 0 Rainy Yes 3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4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5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6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7</text:p>
      <text:p text:style-name="P2">Text from Reducer: C45/intermediate0.txt[0 Overcaste Yes 4, </text:p>
      <text:p text:style-name="P2"><text:soft-page-break/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8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9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0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1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<text:soft-page-break/>, 1 Hot Yes 1, </text:p>
      <text:p text:style-name="P2">, 1 Mild No 2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2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3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4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5</text:p>
      <text:p text:style-name="P2">Text from Reducer: C45/intermediate0.txt[0 Overcaste Yes 4, </text:p>
      <text:p text:style-name="P2"><text:soft-page-break/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6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, </text:p>
      <text:p text:style-name="P2">, 2 Normal Yes 6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7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, </text:p>
      <text:p text:style-name="P2">, 2 Normal Yes 6, </text:p>
      <text:p text:style-name="P2">, 3 False No 2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8</text:p>
      <text:p text:style-name="P2"><text:soft-page-break/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, </text:p>
      <text:p text:style-name="P2">, 2 Normal Yes 6, </text:p>
      <text:p text:style-name="P2">, 3 False No 2, </text:p>
      <text:p text:style-name="P2">, 3 False Yes 6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19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, </text:p>
      <text:p text:style-name="P2">, 2 Normal Yes 6, </text:p>
      <text:p text:style-name="P2">, 3 False No 2, </text:p>
      <text:p text:style-name="P2">, 3 False Yes 6, </text:p>
      <text:p text:style-name="P2">, 3 True No 3]</text:p>
      <text:p text:style-name="P2">file exists:C45/intermediate0.txttrue</text:p>
      <text:p text:style-name="P2">Wrote to file</text:p>
      <text:p text:style-name="P2">In reducer</text:p>
      <text:p text:style-name="P2">In reduce write to file </text:p>
      <text:p text:style-name="P2">count 20</text:p>
      <text:p text:style-name="P2">Text from Reducer: C45/intermediate0.txt[0 Overcaste Yes 4, </text:p>
      <text:p text:style-name="P2">, 0 Rainy No 2, </text:p>
      <text:p text:style-name="P2">, 0 Rainy Yes 3, </text:p>
      <text:p text:style-name="P2">, 0 Sunny No 3, </text:p>
      <text:p text:style-name="P2">, 0 Sunny Yes 2, </text:p>
      <text:p text:style-name="P2">, 1 Cool No 1, </text:p>
      <text:p text:style-name="P2">, 1 Cool Yes 3, </text:p>
      <text:p text:style-name="P2">, 1 High Yes 1, </text:p>
      <text:p text:style-name="P2">, 1 Hot No 2, </text:p>
      <text:p text:style-name="P2">, 1 Hot Yes 1, </text:p>
      <text:p text:style-name="P2">, 1 Mild No 2, </text:p>
      <text:p text:style-name="P2">, 1 Mild Yes 4, </text:p>
      <text:p text:style-name="P2">, 2 High No 4, </text:p>
      <text:p text:style-name="P2">, 2 High Yes 3, </text:p>
      <text:p text:style-name="P2">, 2 Normal No 1, </text:p>
      <text:p text:style-name="P2"><text:soft-page-break/>, 2 Normal Yes 6, </text:p>
      <text:p text:style-name="P2">, 3 False No 2, </text:p>
      <text:p text:style-name="P2">, 3 False Yes 6, </text:p>
      <text:p text:style-name="P2">, 3 True No 3, </text:p>
      <text:p text:style-name="P2">, 3 True Yes 3]</text:p>
      <text:p text:style-name="P2">file exists:C45/intermediate0.txttrue</text:p>
      <text:p text:style-name="P4">Wrote to file</text:p>
      <text:p text:style-name="P8"/>
      <text:p text:style-name="P7"><text:line-break/><text:line-break/><text:span text:style-name="T1">stderr logs</text:span></text:p>
      <text:p text:style-name="P3">SLF4J: Class path contains multiple SLF4J bindings.</text:p>
      <text:p text:style-name="P2">SLF4J: Found binding in [jar:file:/usr/lib/zookeeper/lib/slf4j-log4j12-1.6.1.jar!/org/slf4j/impl/StaticLoggerBinder.class]</text:p>
      <text:p text:style-name="P2">SLF4J: Found binding in [jar:file:/var/lib/hadoop-hdfs/cache/mapred/mapred/local/taskTracker/dataadmin/jobcache/job_201310231648_0776/jars/job.jar!/org/slf4j/impl/StaticLoggerBinder.class]</text:p>
      <text:p text:style-name="P4">SLF4J: See http://www.slf4j.org/codes.html#multiple_bindings for an explanation.</text:p>
      <text:p text:style-name="P8"/>
      <text:p text:style-name="P7"><text:line-break/><text:line-break/><text:span text:style-name="T1">syslog logs</text:span></text:p>
      <text:p text:style-name="P3">2013-12-20 10:59:06,999 WARN mapreduce.Counters: Group org.apache.hadoop.mapred.Task$Counter is deprecated. Use org.apache.hadoop.mapreduce.TaskCounter instead</text:p>
      <text:p text:style-name="P2">2013-12-20 10:59:07,525 WARN org.apache.hadoop.conf.Configuration: session.id is deprecated. Instead, use dfs.metrics.session-id</text:p>
      <text:p text:style-name="P2">2013-12-20 10:59:07,526 INFO org.apache.hadoop.metrics.jvm.JvmMetrics: Initializing JVM Metrics with processName=SHUFFLE, sessionId=</text:p>
      <text:p text:style-name="P2">2013-12-20 10:59:07,954 INFO org.apache.hadoop.util.ProcessTree: setsid exited with exit code 0</text:p>
      <text:p text:style-name="P2">2013-12-20 10:59:07,959 INFO org.apache.hadoop.mapred.Task: <text:s/>Using ResourceCalculatorPlugin : org.apache.hadoop.util.LinuxResourceCalculatorPlugin@78e87fc9</text:p>
      <text:p text:style-name="P2">2013-12-20 10:59:08,005 INFO org.apache.hadoop.mapred.ReduceTask: Using ShuffleConsumerPlugin: org.apache.hadoop.mapred.ReduceTask$ReduceCopier</text:p>
      <text:p text:style-name="P2">2013-12-20 10:59:08,010 INFO org.apache.hadoop.mapred.ReduceTask: ShuffleRamManager: MemoryLimit=130514944, MaxSingleShuffleLimit=32628736</text:p>
      <text:p text:style-name="P2">2013-12-20 10:59:08,019 INFO org.apache.hadoop.mapred.ReduceTask: attempt_201310231648_0776_r_000000_0 Thread started: Thread for merging on-disk files</text:p>
      <text:p text:style-name="P2">2013-12-20 10:59:08,019 INFO org.apache.hadoop.mapred.ReduceTask: attempt_201310231648_0776_r_000000_0 Thread started: Thread for merging in memory files</text:p>
      <text:p text:style-name="P2">2013-12-20 10:59:08,019 INFO org.apache.hadoop.mapred.ReduceTask: attempt_201310231648_0776_r_000000_0 Thread waiting: Thread for merging on-disk files</text:p>
      <text:p text:style-name="P2">2013-12-20 10:59:08,021 INFO org.apache.hadoop.mapred.ReduceTask: attempt_201310231648_0776_r_000000_0 Need another 2 map output(s) where 0 is already in progress</text:p>
      <text:p text:style-name="P2">2013-12-20 10:59:08,021 INFO org.apache.hadoop.mapred.ReduceTask: attempt_201310231648_0776_r_000000_0 Thread started: Thread for polling Map Completion Events</text:p>
      <text:p text:style-name="P2">2013-12-20 10:59:08,022 INFO org.apache.hadoop.mapred.ReduceTask: attempt_201310231648_0776_r_000000_0 Scheduled 0 outputs (0 slow hosts and0 dup hosts)</text:p>
      <text:p text:style-name="P2"><text:soft-page-break/>2013-12-20 10:59:08,027 INFO org.apache.hadoop.mapred.ReduceTask: attempt_201310231648_0776_r_000000_0 Scheduled 1 outputs (0 slow hosts and0 dup hosts)</text:p>
      <text:p text:style-name="P2">2013-12-20 10:59:08,223 INFO org.apache.hadoop.mapred.ReduceTask: attempt_201310231648_0776_r_000000_0 Scheduled 1 outputs (0 slow hosts and0 dup hosts)</text:p>
      <text:p text:style-name="P2">2013-12-20 10:59:08,226 INFO org.apache.hadoop.mapred.ReduceTask: GetMapEventsThread exiting</text:p>
      <text:p text:style-name="P2">2013-12-20 10:59:08,226 INFO org.apache.hadoop.mapred.ReduceTask: getMapsEventsThread joined.</text:p>
      <text:p text:style-name="P2">2013-12-20 10:59:08,226 INFO org.apache.hadoop.mapred.ReduceTask: Closed ram manager</text:p>
      <text:p text:style-name="P2">2013-12-20 10:59:08,226 INFO org.apache.hadoop.mapred.ReduceTask: Interleaved on-disk merge complete: 0 files left.</text:p>
      <text:p text:style-name="P2">2013-12-20 10:59:08,226 INFO org.apache.hadoop.mapred.ReduceTask: In-memory merge complete: 2 files left.</text:p>
      <text:p text:style-name="P2">2013-12-20 10:59:08,294 INFO org.apache.hadoop.mapred.Merger: Merging 2 sorted segments</text:p>
      <text:p text:style-name="P2">2013-12-20 10:59:08,294 INFO org.apache.hadoop.mapred.Merger: Down to the last merge-pass, with 2 segments left of total size: 985 bytes</text:p>
      <text:p text:style-name="P2">2013-12-20 10:59:08,312 INFO org.apache.hadoop.mapred.ReduceTask: Merged 2 segments, 985 bytes to disk to satisfy reduce memory limit</text:p>
      <text:p text:style-name="P2">2013-12-20 10:59:08,312 INFO org.apache.hadoop.mapred.ReduceTask: Merging 1 files, 987 bytes from disk</text:p>
      <text:p text:style-name="P2">2013-12-20 10:59:08,314 INFO org.apache.hadoop.mapred.ReduceTask: Merging 0 segments, 0 bytes from memory into reduce</text:p>
      <text:p text:style-name="P2">2013-12-20 10:59:08,314 INFO org.apache.hadoop.mapred.Merger: Merging 1 sorted segments</text:p>
      <text:p text:style-name="P2">2013-12-20 10:59:08,317 INFO org.apache.hadoop.mapred.Merger: Down to the last merge-pass, with 1 segments left of total size: 983 bytes</text:p>
      <text:p text:style-name="P2">2013-12-20 10:59:08,332 INFO org.mortbay.log: Logging to org.slf4j.impl.Log4jLoggerAdapter(org.mortbay.log) via org.mortbay.log.Slf4jLog</text:p>
      <text:p text:style-name="P2">2013-12-20 10:59:08,425 INFO tech.Reduce: In Reducer</text:p>
      <text:p text:style-name="P2">2013-12-20 10:59:08,637 INFO tech.Reduce: In Reducer</text:p>
      <text:p text:style-name="P2">2013-12-20 10:59:08,683 INFO tech.Reduce: In Reducer</text:p>
      <text:p text:style-name="P2">2013-12-20 10:59:08,726 INFO tech.Reduce: In Reducer</text:p>
      <text:p text:style-name="P2">2013-12-20 10:59:08,767 INFO tech.Reduce: In Reducer</text:p>
      <text:p text:style-name="P2">2013-12-20 10:59:08,809 INFO tech.Reduce: In Reducer</text:p>
      <text:p text:style-name="P2">2013-12-20 10:59:08,857 INFO tech.Reduce: In Reducer</text:p>
      <text:p text:style-name="P2">2013-12-20 10:59:08,899 INFO tech.Reduce: In Reducer</text:p>
      <text:p text:style-name="P2">2013-12-20 10:59:08,941 INFO tech.Reduce: In Reducer</text:p>
      <text:p text:style-name="P2">2013-12-20 10:59:08,983 INFO tech.Reduce: In Reducer</text:p>
      <text:p text:style-name="P2">2013-12-20 10:59:09,025 INFO tech.Reduce: In Reducer</text:p>
      <text:p text:style-name="P2">2013-12-20 10:59:09,073 INFO tech.Reduce: In Reducer</text:p>
      <text:p text:style-name="P2">2013-12-20 10:59:09,121 INFO tech.Reduce: In Reducer</text:p>
      <text:p text:style-name="P2">2013-12-20 10:59:09,163 INFO tech.Reduce: In Reducer</text:p>
      <text:p text:style-name="P2">2013-12-20 10:59:09,205 INFO tech.Reduce: In Reducer</text:p>
      <text:p text:style-name="P2">2013-12-20 10:59:09,247 INFO tech.Reduce: In Reducer</text:p>
      <text:p text:style-name="P2">2013-12-20 10:59:09,301 INFO tech.Reduce: In Reducer</text:p>
      <text:p text:style-name="P2">2013-12-20 10:59:09,343 INFO tech.Reduce: In Reducer</text:p>
      <text:p text:style-name="P2">2013-12-20 10:59:09,373 INFO tech.Reduce: In Reducer</text:p>
      <text:p text:style-name="P2">2013-12-20 10:59:09,403 INFO tech.Reduce: In Reducer</text:p>
      <text:p text:style-name="P2">2013-12-20 10:59:09,439 INFO org.apache.hadoop.mapred.Task: Task:attempt_201310231648_0776_r_000000_0 is done. And is in the process of commiting</text:p>
      <text:p text:style-name="P2">2013-12-20 10:59:10,476 INFO org.apache.hadoop.mapred.Task: Task attempt_201310231648_0776_r_000000_0 is allowed to commit now</text:p>
      <text:p text:style-name="P2">2013-12-20 10:59:10,503 INFO org.apache.hadoop.mapred.FileOutputCommitter: Saved output of task 'attempt_201310231648_0776_r_000000_0' to hdfs://10.31.0.35:8020/user/dataadmin/outlookOut2</text:p>
      <text:p text:style-name="P2">2013-12-20 10:59:10,506 INFO org.apache.hadoop.mapred.Task: Task 'attempt_201310231648_0776_r_000000_0' done.</text:p>
      <text:p text:style-name="P4"><text:soft-page-break/>2013-12-20 10:59:10,509 INFO org.apache.hadoop.mapred.TaskLogsTruncater: Initializing logs' truncater with mapRetainSize=-1 and reduceRetainSize=-1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2:39</meta:creation-date>
    <dc:date>2013-12-20T14:42:54</dc:date>
    <meta:editing-duration>P0D</meta:editing-duration>
    <meta:editing-cycles>1</meta:editing-cycles>
    <meta:document-statistic meta:table-count="0" meta:image-count="0" meta:object-count="0" meta:page-count="8" meta:paragraph-count="372" meta:word-count="1890" meta:character-count="11934" meta:non-whitespace-character-count="10199"/>
    <meta:generator>LibreOffice/3.5$Linux_X86_64 LibreOffice_project/350m1$Build-2</meta:generator>
  </office:meta>
</office:document-meta>
</file>